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FileReaderTest.no_class_in_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uginFileReaderTest.reads_class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luginFileReaderTest.imp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